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12.862cm" fo:margin-left="-1.483cm" table:align="left"/>
    </style:style>
    <style:style style:name="Table4.A" style:family="table-column">
      <style:table-column-properties style:column-width="3.203cm"/>
    </style:style>
    <style:style style:name="Table4.B" style:family="table-column">
      <style:table-column-properties style:column-width="9.659cm"/>
    </style:style>
    <style:style style:name="Table4.A1" style:family="table-cell">
      <style:table-cell-properties fo:padding="0cm" fo:border="none"/>
    </style:style>
    <style:style style:name="Table1" style:family="table">
      <style:table-properties style:width="12.85cm" table:align="margins"/>
    </style:style>
    <style:style style:name="Table1.A" style:family="table-column">
      <style:table-column-properties style:column-width="12.85cm" style:rel-column-width="6553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2.656cm" table:align="margins"/>
    </style:style>
    <style:style style:name="Table2.A" style:family="table-column">
      <style:table-column-properties style:column-width="4.974cm" style:rel-column-width="25757*"/>
    </style:style>
    <style:style style:name="Table2.B" style:family="table-column">
      <style:table-column-properties style:column-width="1.535cm" style:rel-column-width="7946*"/>
    </style:style>
    <style:style style:name="Table2.C" style:family="table-column">
      <style:table-column-properties style:column-width="1.455cm" style:rel-column-width="7535*"/>
    </style:style>
    <style:style style:name="Table2.D" style:family="table-column">
      <style:table-column-properties style:column-width="2.381cm" style:rel-column-width="12330*"/>
    </style:style>
    <style:style style:name="Table2.E" style:family="table-column">
      <style:table-column-properties style:column-width="1.085cm" style:rel-column-width="5617*"/>
    </style:style>
    <style:style style:name="Table2.F" style:family="table-column">
      <style:table-column-properties style:column-width="1.226cm" style:rel-column-width="635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2.656cm" table:align="margins"/>
    </style:style>
    <style:style style:name="Table3.A" style:family="table-column">
      <style:table-column-properties style:column-width="4.974cm" style:rel-column-width="25757*"/>
    </style:style>
    <style:style style:name="Table3.B" style:family="table-column">
      <style:table-column-properties style:column-width="1.535cm" style:rel-column-width="7946*"/>
    </style:style>
    <style:style style:name="Table3.C" style:family="table-column">
      <style:table-column-properties style:column-width="1.455cm" style:rel-column-width="7535*"/>
    </style:style>
    <style:style style:name="Table3.D" style:family="table-column">
      <style:table-column-properties style:column-width="2.381cm" style:rel-column-width="12330*"/>
    </style:style>
    <style:style style:name="Table3.E" style:family="table-column">
      <style:table-column-properties style:column-width="1.111cm" style:rel-column-width="5754*"/>
    </style:style>
    <style:style style:name="Table3.F" style:family="table-column">
      <style:table-column-properties style:column-width="1.199cm" style:rel-column-width="621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2.85cm" table:align="margins"/>
    </style:style>
    <style:style style:name="Table5.A" style:family="table-column">
      <style:table-column-properties style:column-width="12.85cm" style:rel-column-width="65535*"/>
    </style:style>
    <style:style style:name="Table5.1" style:family="table-row">
      <style:table-row-properties style:min-row-height="2.725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2.656cm" table:align="margins"/>
    </style:style>
    <style:style style:name="Table6.A" style:family="table-column">
      <style:table-column-properties style:column-width="4.974cm" style:rel-column-width="25757*"/>
    </style:style>
    <style:style style:name="Table6.B" style:family="table-column">
      <style:table-column-properties style:column-width="1.535cm" style:rel-column-width="7946*"/>
    </style:style>
    <style:style style:name="Table6.C" style:family="table-column">
      <style:table-column-properties style:column-width="1.455cm" style:rel-column-width="7535*"/>
    </style:style>
    <style:style style:name="Table6.D" style:family="table-column">
      <style:table-column-properties style:column-width="2.381cm" style:rel-column-width="12330*"/>
    </style:style>
    <style:style style:name="Table6.E" style:family="table-column">
      <style:table-column-properties style:column-width="1.085cm" style:rel-column-width="5617*"/>
    </style:style>
    <style:style style:name="Table6.F" style:family="table-column">
      <style:table-column-properties style:column-width="1.226cm" style:rel-column-width="6350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7" style:family="table">
      <style:table-properties style:width="12.656cm" table:align="margins"/>
    </style:style>
    <style:style style:name="Table7.A" style:family="table-column">
      <style:table-column-properties style:column-width="4.974cm" style:rel-column-width="25757*"/>
    </style:style>
    <style:style style:name="Table7.B" style:family="table-column">
      <style:table-column-properties style:column-width="1.535cm" style:rel-column-width="7946*"/>
    </style:style>
    <style:style style:name="Table7.C" style:family="table-column">
      <style:table-column-properties style:column-width="1.455cm" style:rel-column-width="7535*"/>
    </style:style>
    <style:style style:name="Table7.D" style:family="table-column">
      <style:table-column-properties style:column-width="2.381cm" style:rel-column-width="12330*"/>
    </style:style>
    <style:style style:name="Table7.E" style:family="table-column">
      <style:table-column-properties style:column-width="1.111cm" style:rel-column-width="5754*"/>
    </style:style>
    <style:style style:name="Table7.F" style:family="table-column">
      <style:table-column-properties style:column-width="1.199cm" style:rel-column-width="6213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8" style:family="table">
      <style:table-properties style:width="12.85cm" table:align="margins"/>
    </style:style>
    <style:style style:name="Table8.A" style:family="table-column">
      <style:table-column-properties style:column-width="12.85cm" style:rel-column-width="65535*"/>
    </style:style>
    <style:style style:name="Table8.1" style:family="table-row">
      <style:table-row-properties style:min-row-height="2.725cm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2.656cm" table:align="margins"/>
    </style:style>
    <style:style style:name="Table9.A" style:family="table-column">
      <style:table-column-properties style:column-width="4.974cm" style:rel-column-width="25757*"/>
    </style:style>
    <style:style style:name="Table9.B" style:family="table-column">
      <style:table-column-properties style:column-width="1.535cm" style:rel-column-width="7946*"/>
    </style:style>
    <style:style style:name="Table9.C" style:family="table-column">
      <style:table-column-properties style:column-width="1.455cm" style:rel-column-width="7535*"/>
    </style:style>
    <style:style style:name="Table9.D" style:family="table-column">
      <style:table-column-properties style:column-width="2.381cm" style:rel-column-width="12330*"/>
    </style:style>
    <style:style style:name="Table9.E" style:family="table-column">
      <style:table-column-properties style:column-width="1.085cm" style:rel-column-width="5617*"/>
    </style:style>
    <style:style style:name="Table9.F" style:family="table-column">
      <style:table-column-properties style:column-width="1.226cm" style:rel-column-width="6350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10" style:family="table">
      <style:table-properties style:width="12.656cm" table:align="margins"/>
    </style:style>
    <style:style style:name="Table10.A" style:family="table-column">
      <style:table-column-properties style:column-width="4.974cm" style:rel-column-width="25757*"/>
    </style:style>
    <style:style style:name="Table10.B" style:family="table-column">
      <style:table-column-properties style:column-width="1.535cm" style:rel-column-width="7946*"/>
    </style:style>
    <style:style style:name="Table10.C" style:family="table-column">
      <style:table-column-properties style:column-width="1.455cm" style:rel-column-width="7535*"/>
    </style:style>
    <style:style style:name="Table10.D" style:family="table-column">
      <style:table-column-properties style:column-width="2.381cm" style:rel-column-width="12330*"/>
    </style:style>
    <style:style style:name="Table10.E" style:family="table-column">
      <style:table-column-properties style:column-width="1.111cm" style:rel-column-width="5754*"/>
    </style:style>
    <style:style style:name="Table10.F" style:family="table-column">
      <style:table-column-properties style:column-width="1.199cm" style:rel-column-width="6213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1" style:family="table">
      <style:table-properties style:width="12.85cm" table:align="margins"/>
    </style:style>
    <style:style style:name="Table11.A" style:family="table-column">
      <style:table-column-properties style:column-width="12.85cm" style:rel-column-width="65535*"/>
    </style:style>
    <style:style style:name="Table11.1" style:family="table-row">
      <style:table-row-properties style:min-row-height="2.725cm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2.656cm" table:align="margins"/>
    </style:style>
    <style:style style:name="Table12.A" style:family="table-column">
      <style:table-column-properties style:column-width="4.974cm" style:rel-column-width="25757*"/>
    </style:style>
    <style:style style:name="Table12.B" style:family="table-column">
      <style:table-column-properties style:column-width="1.535cm" style:rel-column-width="7946*"/>
    </style:style>
    <style:style style:name="Table12.C" style:family="table-column">
      <style:table-column-properties style:column-width="1.455cm" style:rel-column-width="7535*"/>
    </style:style>
    <style:style style:name="Table12.D" style:family="table-column">
      <style:table-column-properties style:column-width="2.381cm" style:rel-column-width="12330*"/>
    </style:style>
    <style:style style:name="Table12.E" style:family="table-column">
      <style:table-column-properties style:column-width="1.085cm" style:rel-column-width="5617*"/>
    </style:style>
    <style:style style:name="Table12.F" style:family="table-column">
      <style:table-column-properties style:column-width="1.226cm" style:rel-column-width="6350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3" style:family="table">
      <style:table-properties style:width="12.656cm" table:align="margins"/>
    </style:style>
    <style:style style:name="Table13.A" style:family="table-column">
      <style:table-column-properties style:column-width="4.974cm" style:rel-column-width="25757*"/>
    </style:style>
    <style:style style:name="Table13.B" style:family="table-column">
      <style:table-column-properties style:column-width="1.535cm" style:rel-column-width="7946*"/>
    </style:style>
    <style:style style:name="Table13.C" style:family="table-column">
      <style:table-column-properties style:column-width="1.455cm" style:rel-column-width="7535*"/>
    </style:style>
    <style:style style:name="Table13.D" style:family="table-column">
      <style:table-column-properties style:column-width="2.381cm" style:rel-column-width="12330*"/>
    </style:style>
    <style:style style:name="Table13.E" style:family="table-column">
      <style:table-column-properties style:column-width="1.111cm" style:rel-column-width="5754*"/>
    </style:style>
    <style:style style:name="Table13.F" style:family="table-column">
      <style:table-column-properties style:column-width="1.199cm" style:rel-column-width="6213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4" style:family="table">
      <style:table-properties style:width="12.85cm" table:align="margins"/>
    </style:style>
    <style:style style:name="Table14.A" style:family="table-column">
      <style:table-column-properties style:column-width="12.85cm" style:rel-column-width="65535*"/>
    </style:style>
    <style:style style:name="Table14.1" style:family="table-row">
      <style:table-row-properties style:min-row-height="2.725cm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2.656cm" table:align="margins"/>
    </style:style>
    <style:style style:name="Table15.A" style:family="table-column">
      <style:table-column-properties style:column-width="4.974cm" style:rel-column-width="25757*"/>
    </style:style>
    <style:style style:name="Table15.B" style:family="table-column">
      <style:table-column-properties style:column-width="1.535cm" style:rel-column-width="7946*"/>
    </style:style>
    <style:style style:name="Table15.C" style:family="table-column">
      <style:table-column-properties style:column-width="1.455cm" style:rel-column-width="7535*"/>
    </style:style>
    <style:style style:name="Table15.D" style:family="table-column">
      <style:table-column-properties style:column-width="2.381cm" style:rel-column-width="12330*"/>
    </style:style>
    <style:style style:name="Table15.E" style:family="table-column">
      <style:table-column-properties style:column-width="1.085cm" style:rel-column-width="5617*"/>
    </style:style>
    <style:style style:name="Table15.F" style:family="table-column">
      <style:table-column-properties style:column-width="1.226cm" style:rel-column-width="6350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F1" style:family="table-cell">
      <style:table-cell-properties fo:padding="0.097cm" fo:border="0.05pt solid #000000"/>
    </style:style>
    <style:style style:name="Table16" style:family="table">
      <style:table-properties style:width="12.656cm" table:align="margins"/>
    </style:style>
    <style:style style:name="Table16.A" style:family="table-column">
      <style:table-column-properties style:column-width="4.974cm" style:rel-column-width="25757*"/>
    </style:style>
    <style:style style:name="Table16.B" style:family="table-column">
      <style:table-column-properties style:column-width="1.535cm" style:rel-column-width="7946*"/>
    </style:style>
    <style:style style:name="Table16.C" style:family="table-column">
      <style:table-column-properties style:column-width="1.455cm" style:rel-column-width="7535*"/>
    </style:style>
    <style:style style:name="Table16.D" style:family="table-column">
      <style:table-column-properties style:column-width="2.381cm" style:rel-column-width="12330*"/>
    </style:style>
    <style:style style:name="Table16.E" style:family="table-column">
      <style:table-column-properties style:column-width="1.111cm" style:rel-column-width="5754*"/>
    </style:style>
    <style:style style:name="Table16.F" style:family="table-column">
      <style:table-column-properties style:column-width="1.199cm" style:rel-column-width="6213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F1" style:family="table-cell">
      <style:table-cell-properties fo:padding="0.097cm" fo:border="0.05pt solid #000000"/>
    </style:style>
    <style:style style:name="Table17" style:family="table">
      <style:table-properties style:width="12.651cm" table:align="left"/>
    </style:style>
    <style:style style:name="Table17.A" style:family="table-column">
      <style:table-column-properties style:column-width="4.053cm"/>
    </style:style>
    <style:style style:name="Table17.B" style:family="table-column">
      <style:table-column-properties style:column-width="2.829cm"/>
    </style:style>
    <style:style style:name="Table17.C" style:family="table-column">
      <style:table-column-properties style:column-width="2.554cm"/>
    </style:style>
    <style:style style:name="Table17.D" style:family="table-column">
      <style:table-column-properties style:column-width="1.926cm"/>
    </style:style>
    <style:style style:name="Table17.E" style:family="table-column">
      <style:table-column-properties style:column-width="1.288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e3fd5a" officeooo:paragraph-rsid="00e3fd5a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FreeMono" fo:font-size="9pt" fo:font-style="normal" fo:font-weight="normal" officeooo:rsid="00e3fd5a" officeooo:paragraph-rsid="00ed95af" style:font-size-asian="9pt" style:font-style-asian="normal" style:font-weight-asian="normal" style:font-size-complex="9pt" style:font-style-complex="normal" style:font-weight-complex="normal"/>
    </style:style>
    <style:style style:name="P3" style:family="paragraph" style:parent-style-name="Standard">
      <style:text-properties style:font-name="FreeMono" fo:font-size="9pt" fo:font-style="normal" fo:font-weight="bold" officeooo:rsid="00ce1a1a" officeooo:paragraph-rsid="00ce1a1a" style:font-size-asian="9pt" style:font-style-asian="normal" style:font-weight-asian="bold" style:font-size-complex="9pt" style:font-style-complex="normal" style:font-weight-complex="bold"/>
    </style:style>
    <style:style style:name="P4" style:family="paragraph" style:parent-style-name="Standard">
      <style:text-properties style:font-name="FreeMono" fo:font-size="9pt" fo:font-style="normal" fo:font-weight="bold" officeooo:rsid="00e15cc8" officeooo:paragraph-rsid="00d4e3d1" style:font-size-asian="9pt" style:font-style-asian="normal" style:font-weight-asian="bold" style:font-size-complex="9pt" style:font-style-complex="normal" style:font-weight-complex="bold"/>
    </style:style>
    <style:style style:name="P5" style:family="paragraph" style:parent-style-name="Standard">
      <style:text-properties style:font-name="FreeMono" fo:font-size="9pt" fo:font-style="normal" fo:font-weight="bold" officeooo:rsid="00d4e3d1" officeooo:paragraph-rsid="00d4e3d1" style:font-size-asian="9pt" style:font-style-asian="normal" style:font-weight-asian="bold" style:font-size-complex="9pt" style:font-style-complex="normal" style:font-weight-complex="bold"/>
    </style:style>
    <style:style style:name="P6" style:family="paragraph" style:parent-style-name="Standard">
      <style:text-properties style:font-name="FreeMono" fo:font-size="8pt" style:font-size-asian="7pt" style:font-size-complex="8pt"/>
    </style:style>
    <style:style style:name="P7" style:family="paragraph" style:parent-style-name="Standard">
      <style:text-properties style:font-name="FreeMono" fo:font-size="8pt" officeooo:paragraph-rsid="00bedc5d" style:font-size-asian="7pt" style:font-size-complex="8pt"/>
    </style:style>
    <style:style style:name="P8" style:family="paragraph" style:parent-style-name="Standard">
      <style:text-properties style:font-name="FreeMono" fo:font-size="8pt" officeooo:paragraph-rsid="00c5f17d" style:font-size-asian="7pt" style:font-size-complex="8pt"/>
    </style:style>
    <style:style style:name="P9" style:family="paragraph" style:parent-style-name="Standard">
      <style:text-properties style:font-name="FreeMono" fo:font-size="8pt" officeooo:paragraph-rsid="00cd7c1a" style:font-size-asian="7pt" style:font-size-complex="8pt"/>
    </style:style>
    <style:style style:name="P10" style:family="paragraph" style:parent-style-name="Standard">
      <style:text-properties style:font-name="FreeMono" fo:font-size="8pt" fo:font-style="normal" fo:font-weight="normal" style:font-size-asian="7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13" style:family="paragraph" style:parent-style-name="Standard">
      <style:text-properties style:font-name="FreeMono" fo:font-size="8pt" fo:font-style="normal" fo:font-weight="normal" officeooo:rsid="0047935a" officeooo:paragraph-rsid="0047935a" style:font-size-asian="7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>
      <style:text-properties style:font-name="FreeMono" fo:font-size="8pt" fo:font-style="normal" fo:font-weight="normal" officeooo:rsid="0047935a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text-properties style:font-name="FreeMono" fo:font-size="8pt" fo:font-style="normal" fo:font-weight="normal" officeooo:rsid="0047935a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text-properties style:font-name="FreeMono" fo:font-size="8pt" fo:font-style="normal" fo:font-weight="normal" officeooo:rsid="0047935a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style:font-name="FreeMono" fo:font-size="8pt" fo:font-style="normal" fo:font-weight="normal" officeooo:rsid="0047935a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style:font-name="FreeMono" fo:font-size="8pt" fo:font-style="normal" fo:font-weight="normal" officeooo:rsid="005a5e2d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style:font-name="FreeMono" fo:font-size="8pt" fo:font-style="normal" fo:font-weight="normal" officeooo:rsid="005a5e2d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text-properties style:font-name="FreeMono" fo:font-size="8pt" fo:font-style="normal" fo:font-weight="normal" officeooo:rsid="005a5e2d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style:font-name="FreeMono" fo:font-size="8pt" fo:font-style="normal" fo:font-weight="normal" officeooo:rsid="005a5e2d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style:font-name="FreeMono" fo:font-size="8pt" fo:font-style="normal" fo:font-weight="normal" officeooo:rsid="00a38fcb" officeooo:paragraph-rsid="00a38fcb" style:font-size-asian="7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text-properties style:font-name="FreeMono" fo:font-size="8pt" fo:font-style="normal" fo:font-weight="normal" officeooo:rsid="00a38fcb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text-properties style:font-name="FreeMono" fo:font-size="8pt" fo:font-style="normal" fo:font-weight="normal" officeooo:rsid="00a38fcb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style:font-name="FreeMono" fo:font-size="8pt" fo:font-style="normal" fo:font-weight="normal" officeooo:rsid="00a38fcb" officeooo:paragraph-rsid="00cd7c1a" style:font-size-asian="7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style:font-name="FreeMono" fo:font-size="8pt" fo:font-style="normal" fo:font-weight="normal" officeooo:rsid="00a38fcb" officeooo:paragraph-rsid="00d4e3d1" style:font-size-asian="7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style:font-name="FreeMono" fo:font-size="8pt" fo:font-style="normal" fo:font-weight="normal" officeooo:rsid="006bfbc4" officeooo:paragraph-rsid="006bfbc4" style:font-size-asian="7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text-properties style:font-name="FreeMono" fo:font-size="8pt" fo:font-style="normal" fo:font-weight="normal" officeooo:paragraph-rsid="00c5f17d" style:font-size-asian="7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rsid="00bcd32e" officeooo:paragraph-rsid="00bcd32e" style:font-size-asian="7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text-properties style:font-name="FreeMono" fo:font-size="8pt" fo:font-style="normal" fo:font-weight="normal" officeooo:paragraph-rsid="00bedc5d" style:font-size-asian="7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text-properties style:font-name="FreeMono" fo:font-size="8pt" fo:font-style="normal" fo:font-weight="normal" officeooo:paragraph-rsid="00f752c2" style:font-size-asian="7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476ce7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f84f04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end" style:justify-single-word="false"/>
      <style:text-properties style:font-name="Free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rsid="00476ce7" officeooo:paragraph-rsid="00476ce7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style:font-name="FreeMono" fo:font-size="8pt" fo:font-style="normal" fo:font-weight="normal" officeooo:rsid="0047935a" officeooo:paragraph-rsid="00f84f04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text-properties style:font-name="FreeMono" fo:font-size="8pt" fo:font-style="normal" fo:font-weight="bold" officeooo:rsid="00ce1a1a" officeooo:paragraph-rsid="00ce1a1a" style:font-size-asian="7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text-properties style:font-name="FreeMono" fo:font-size="8pt" fo:font-style="normal" fo:font-weight="bold" officeooo:rsid="0047935a" officeooo:paragraph-rsid="00cd7c1a" style:font-size-asian="7pt" style:font-style-asian="normal" style:font-weight-asian="bold" style:font-size-complex="8pt" style:font-style-complex="normal" style:font-weight-complex="bold"/>
    </style:style>
    <style:style style:name="P42" style:family="paragraph" style:parent-style-name="Standard">
      <style:text-properties style:font-name="FreeMono" fo:font-size="8pt" fo:font-style="normal" fo:font-weight="bold" officeooo:paragraph-rsid="00c5f17d" style:font-size-asian="7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text-properties style:font-name="FreeMono" fo:font-size="8pt" fo:font-style="normal" fo:font-weight="bold" officeooo:paragraph-rsid="00bedc5d" style:font-size-asian="7pt" style:font-style-asian="normal" style:font-weight-asian="bold" style:font-size-complex="8pt" style:font-style-complex="normal" style:font-weight-complex="bold"/>
    </style:style>
    <style:style style:name="P44" style:family="paragraph" style:parent-style-name="Standard">
      <style:text-properties style:font-name="FreeMono" fo:font-size="8pt" fo:font-style="normal" fo:font-weight="bold" officeooo:paragraph-rsid="0047935a" style:font-size-asian="7pt" style:font-style-asian="normal" style:font-weight-asian="bold" style:font-size-complex="8pt" style:font-style-complex="normal" style:font-weight-complex="bold"/>
    </style:style>
    <style:style style:name="P45" style:family="paragraph" style:parent-style-name="Standard">
      <style:text-properties style:font-name="FreeMono" fo:font-size="8pt" fo:font-style="italic" fo:font-weight="normal" officeooo:paragraph-rsid="00f84f04" style:font-size-asian="8pt" style:font-style-asian="italic" style:font-weight-asian="normal" style:font-size-complex="8pt" style:font-style-complex="italic" style:font-weight-complex="normal"/>
    </style:style>
    <style:style style:name="P46" style:family="paragraph" style:parent-style-name="Footer">
      <style:paragraph-properties fo:text-align="end" style:justify-single-word="false"/>
      <style:text-properties fo:font-size="8pt" officeooo:paragraph-rsid="00e74fd2" style:font-size-asian="8pt" style:font-size-complex="8pt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FreeMono" fo:font-size="8pt" fo:font-style="normal" officeooo:paragraph-rsid="001a08bc" style:font-size-asian="7pt" style:font-style-asian="normal" style:font-size-complex="8pt" style:font-style-complex="normal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a08bc" style:font-size-asian="7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a08bc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FreeMono" fo:font-size="8pt" fo:font-style="normal" fo:font-weight="normal" officeooo:paragraph-rsid="00bcd32e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Standard">
      <style:paragraph-properties fo:margin-left="0.007cm" fo:margin-right="-0.016cm" fo:text-align="end" style:justify-single-word="false" fo:text-indent="0cm" style:auto-text-indent="false"/>
      <style:text-properties style:font-name="FreeMono" fo:font-size="8pt" fo:font-style="normal" officeooo:paragraph-rsid="001a08bc" style:font-size-asian="8pt" style:font-style-asian="normal" style:font-size-complex="8pt" style:font-style-complex="normal"/>
    </style:style>
    <style:style style:name="P52" style:family="paragraph" style:parent-style-name="Table_20_Contents">
      <style:text-properties style:font-name="FreeMono" fo:font-size="8pt" officeooo:paragraph-rsid="00cd7c1a" style:font-size-asian="7pt" style:font-size-complex="8pt"/>
    </style:style>
    <style:style style:name="P53" style:family="paragraph" style:parent-style-name="Table_20_Contents">
      <style:text-properties style:font-name="FreeMono" fo:font-size="8pt" officeooo:paragraph-rsid="00e840a4" style:font-size-asian="7pt" style:font-size-complex="8pt"/>
    </style:style>
    <style:style style:name="P54" style:family="paragraph" style:parent-style-name="Table_20_Contents">
      <style:text-properties style:font-name="FreeMono" fo:font-size="8pt" fo:font-weight="normal" officeooo:rsid="0051fe5f" officeooo:paragraph-rsid="00871974" style:font-size-asian="7pt" style:font-weight-asian="normal" style:font-size-complex="8pt" style:font-weight-complex="normal"/>
    </style:style>
    <style:style style:name="P55" style:family="paragraph" style:parent-style-name="Table_20_Contents">
      <style:text-properties style:font-name="FreeMono" fo:font-size="8pt" fo:font-weight="normal" officeooo:rsid="0051fe5f" officeooo:paragraph-rsid="00bedc5d" style:font-size-asian="7pt" style:font-weight-asian="normal" style:font-size-complex="8pt" style:font-weight-complex="normal"/>
    </style:style>
    <style:style style:name="P56" style:family="paragraph" style:parent-style-name="Table_20_Contents">
      <style:text-properties style:font-name="FreeMono" fo:font-size="8pt" fo:font-weight="normal" officeooo:rsid="0051fe5f" officeooo:paragraph-rsid="00c5f17d" style:font-size-asian="7pt" style:font-weight-asian="normal" style:font-size-complex="8pt" style:font-weight-complex="normal"/>
    </style:style>
    <style:style style:name="P57" style:family="paragraph" style:parent-style-name="Table_20_Contents">
      <style:text-properties style:font-name="FreeMono" fo:font-size="8pt" fo:font-weight="normal" officeooo:rsid="0051fe5f" officeooo:paragraph-rsid="00cd7c1a" style:font-size-asian="7pt" style:font-weight-asian="normal" style:font-size-complex="8pt" style:font-weight-complex="normal"/>
    </style:style>
    <style:style style:name="P58" style:family="paragraph" style:parent-style-name="Table_20_Contents">
      <style:text-properties style:font-name="FreeMono" fo:font-size="8pt" fo:font-weight="normal" officeooo:rsid="0051fe5f" officeooo:paragraph-rsid="00d4e3d1" style:font-size-asian="7pt" style:font-weight-asian="normal" style:font-size-complex="8pt" style:font-weight-complex="normal"/>
    </style:style>
    <style:style style:name="P59" style:family="paragraph" style:parent-style-name="Table_20_Contents">
      <style:text-properties style:font-name="FreeMono" fo:font-size="8pt" fo:font-weight="normal" officeooo:rsid="00934400" officeooo:paragraph-rsid="00a15230" style:font-size-asian="7pt" style:font-weight-asian="normal" style:font-size-complex="8pt" style:font-weight-complex="normal"/>
    </style:style>
    <style:style style:name="P60" style:family="paragraph" style:parent-style-name="Table_20_Contents">
      <style:text-properties style:font-name="FreeMono" fo:font-size="8pt" fo:font-weight="normal" officeooo:rsid="00934400" officeooo:paragraph-rsid="00a20505" style:font-size-asian="7pt" style:font-weight-asian="normal" style:font-size-complex="8pt" style:font-weight-complex="normal"/>
    </style:style>
    <style:style style:name="P61" style:family="paragraph" style:parent-style-name="Table_20_Contents">
      <style:text-properties style:font-name="FreeMono" fo:font-size="8pt" fo:font-weight="normal" officeooo:rsid="00934400" officeooo:paragraph-rsid="00bedc5d" style:font-size-asian="7pt" style:font-weight-asian="normal" style:font-size-complex="8pt" style:font-weight-complex="normal"/>
    </style:style>
    <style:style style:name="P62" style:family="paragraph" style:parent-style-name="Table_20_Contents">
      <style:text-properties style:font-name="FreeMono" fo:font-size="8pt" fo:font-weight="normal" officeooo:rsid="00934400" officeooo:paragraph-rsid="00c5f17d" style:font-size-asian="7pt" style:font-weight-asian="normal" style:font-size-complex="8pt" style:font-weight-complex="normal"/>
    </style:style>
    <style:style style:name="P63" style:family="paragraph" style:parent-style-name="Table_20_Contents">
      <style:text-properties style:font-name="FreeMono" fo:font-size="8pt" fo:font-weight="normal" officeooo:rsid="00934400" officeooo:paragraph-rsid="00cd7c1a" style:font-size-asian="7pt" style:font-weight-asian="normal" style:font-size-complex="8pt" style:font-weight-complex="normal"/>
    </style:style>
    <style:style style:name="P64" style:family="paragraph" style:parent-style-name="Table_20_Contents">
      <style:text-properties style:font-name="FreeMono" fo:font-size="8pt" fo:font-weight="normal" officeooo:rsid="00934400" officeooo:paragraph-rsid="00d4e3d1" style:font-size-asian="7pt" style:font-weight-asian="normal" style:font-size-complex="8pt" style:font-weight-complex="normal"/>
    </style:style>
    <style:style style:name="P65" style:family="paragraph" style:parent-style-name="Table_20_Contents">
      <style:text-properties style:font-name="FreeMono" fo:font-size="8pt" fo:font-weight="normal" officeooo:rsid="00934400" officeooo:paragraph-rsid="00e840a4" style:font-size-asian="7pt" style:font-weight-asian="normal" style:font-size-complex="8pt" style:font-weight-complex="normal"/>
    </style:style>
    <style:style style:name="P66" style:family="paragraph" style:parent-style-name="Table_20_Contents">
      <style:text-properties style:font-name="FreeMono" fo:font-size="8pt" fo:font-weight="normal" officeooo:rsid="00a38fcb" officeooo:paragraph-rsid="00a38fcb" style:font-size-asian="7pt" style:font-weight-asian="normal" style:font-size-complex="8pt" style:font-weight-complex="normal"/>
    </style:style>
    <style:style style:name="P67" style:family="paragraph" style:parent-style-name="Table_20_Contents">
      <style:text-properties style:font-name="FreeMono" fo:font-size="8pt" fo:font-weight="normal" officeooo:rsid="00a38fcb" officeooo:paragraph-rsid="00bedc5d" style:font-size-asian="7pt" style:font-weight-asian="normal" style:font-size-complex="8pt" style:font-weight-complex="normal"/>
    </style:style>
    <style:style style:name="P68" style:family="paragraph" style:parent-style-name="Table_20_Contents">
      <style:text-properties style:font-name="FreeMono" fo:font-size="8pt" fo:font-weight="normal" officeooo:rsid="00a38fcb" officeooo:paragraph-rsid="00c5f17d" style:font-size-asian="7pt" style:font-weight-asian="normal" style:font-size-complex="8pt" style:font-weight-complex="normal"/>
    </style:style>
    <style:style style:name="P69" style:family="paragraph" style:parent-style-name="Table_20_Contents">
      <style:text-properties style:font-name="FreeMono" fo:font-size="8pt" fo:font-weight="normal" officeooo:rsid="00a38fcb" officeooo:paragraph-rsid="00cd7c1a" style:font-size-asian="7pt" style:font-weight-asian="normal" style:font-size-complex="8pt" style:font-weight-complex="normal"/>
    </style:style>
    <style:style style:name="P70" style:family="paragraph" style:parent-style-name="Table_20_Contents">
      <style:text-properties style:font-name="FreeMono" fo:font-size="8pt" fo:font-weight="normal" officeooo:rsid="00a38fcb" officeooo:paragraph-rsid="00d4e3d1" style:font-size-asian="7pt" style:font-weight-asian="normal" style:font-size-complex="8pt" style:font-weight-complex="normal"/>
    </style:style>
    <style:style style:name="P71" style:family="paragraph" style:parent-style-name="Table_20_Contents">
      <style:text-properties style:font-name="FreeMono" fo:font-size="8pt" fo:font-style="normal" fo:font-weight="normal" officeooo:rsid="005a5e2d" officeooo:paragraph-rsid="00e840a4" style:font-size-asian="7pt" style:font-style-asian="normal" style:font-weight-asian="normal" style:font-size-complex="8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FreeMono" fo:font-size="8pt" officeooo:paragraph-rsid="00f84f04" style:font-size-asian="8pt" style:font-size-complex="8pt"/>
    </style:style>
    <style:style style:name="P73" style:family="paragraph" style:parent-style-name="Table_20_Contents">
      <style:text-properties style:font-name="FreeMono" fo:font-size="7pt" officeooo:paragraph-rsid="0094fac2" style:font-size-asian="7pt" style:font-size-complex="7pt"/>
    </style:style>
    <style:style style:name="P74" style:family="paragraph" style:parent-style-name="Table_20_Contents">
      <style:text-properties style:font-name="FreeMono" fo:font-size="7pt" officeooo:rsid="002514d3" officeooo:paragraph-rsid="0094fac2" style:font-size-asian="7pt" style:font-size-complex="7pt"/>
    </style:style>
    <style:style style:name="P75" style:family="paragraph" style:parent-style-name="Table_20_Contents">
      <style:text-properties style:font-name="FreeMono" fo:font-size="7pt" officeooo:rsid="002514d3" officeooo:paragraph-rsid="00bedc5d" style:font-size-asian="7pt" style:font-size-complex="7pt"/>
    </style:style>
    <style:style style:name="P76" style:family="paragraph" style:parent-style-name="Table_20_Contents">
      <style:text-properties style:font-name="FreeMono" fo:font-size="7pt" officeooo:rsid="002514d3" officeooo:paragraph-rsid="00c5f17d" style:font-size-asian="7pt" style:font-size-complex="7pt"/>
    </style:style>
    <style:style style:name="P77" style:family="paragraph" style:parent-style-name="Table_20_Contents">
      <style:text-properties style:font-name="FreeMono" fo:font-size="7pt" officeooo:rsid="002514d3" officeooo:paragraph-rsid="00cd7c1a" style:font-size-asian="7pt" style:font-size-complex="7pt"/>
    </style:style>
    <style:style style:name="P78" style:family="paragraph" style:parent-style-name="Table_20_Contents">
      <style:text-properties style:font-name="FreeMono" fo:font-size="7pt" officeooo:rsid="002514d3" officeooo:paragraph-rsid="00d4e3d1" style:font-size-asian="7pt" style:font-size-complex="7pt"/>
    </style:style>
    <style:style style:name="P79" style:family="paragraph" style:parent-style-name="Table_20_Contents">
      <style:text-properties style:font-name="FreeMono" fo:font-size="7pt" officeooo:rsid="00afd26f" officeooo:paragraph-rsid="00afd26f" style:font-size-asian="7pt" style:font-size-complex="7pt"/>
    </style:style>
    <style:style style:name="P80" style:family="paragraph" style:parent-style-name="Table_20_Contents">
      <style:text-properties style:font-name="FreeMono" fo:font-size="7pt" officeooo:rsid="00afd26f" officeooo:paragraph-rsid="00bedc5d" style:font-size-asian="7pt" style:font-size-complex="7pt"/>
    </style:style>
    <style:style style:name="P81" style:family="paragraph" style:parent-style-name="Table_20_Contents">
      <style:text-properties style:font-name="FreeMono" fo:font-size="7pt" officeooo:rsid="00afd26f" officeooo:paragraph-rsid="00c5f17d" style:font-size-asian="7pt" style:font-size-complex="7pt"/>
    </style:style>
    <style:style style:name="P82" style:family="paragraph" style:parent-style-name="Table_20_Contents">
      <style:text-properties style:font-name="FreeMono" fo:font-size="7pt" officeooo:rsid="00afd26f" officeooo:paragraph-rsid="00cd7c1a" style:font-size-asian="7pt" style:font-size-complex="7pt"/>
    </style:style>
    <style:style style:name="P83" style:family="paragraph" style:parent-style-name="Table_20_Contents">
      <style:text-properties style:font-name="FreeMono" fo:font-size="7pt" officeooo:rsid="00afd26f" officeooo:paragraph-rsid="00d4e3d1" style:font-size-asian="7pt" style:font-size-complex="7pt"/>
    </style:style>
    <style:style style:name="P84" style:family="paragraph" style:parent-style-name="Table_20_Contents">
      <style:text-properties style:font-name="FreeMono" fo:font-size="7pt" officeooo:rsid="00a737cf" officeooo:paragraph-rsid="00b1464e" style:font-size-asian="7pt" style:font-size-complex="7pt"/>
    </style:style>
    <style:style style:name="P85" style:family="paragraph" style:parent-style-name="Table_20_Contents">
      <style:text-properties style:font-name="FreeMono" fo:font-size="7pt" officeooo:rsid="00a737cf" officeooo:paragraph-rsid="00a737cf" style:font-size-asian="7pt" style:font-size-complex="7pt"/>
    </style:style>
    <style:style style:name="P86" style:family="paragraph" style:parent-style-name="Table_20_Contents">
      <style:text-properties style:font-name="FreeMono" fo:font-size="7pt" officeooo:rsid="00a737cf" officeooo:paragraph-rsid="00a8c25c" style:font-size-asian="7pt" style:font-size-complex="7pt"/>
    </style:style>
    <style:style style:name="P87" style:family="paragraph" style:parent-style-name="Table_20_Contents">
      <style:text-properties style:font-name="FreeMono" fo:font-size="7pt" officeooo:rsid="00a737cf" officeooo:paragraph-rsid="00bedc5d" style:font-size-asian="7pt" style:font-size-complex="7pt"/>
    </style:style>
    <style:style style:name="P88" style:family="paragraph" style:parent-style-name="Table_20_Contents">
      <style:text-properties style:font-name="FreeMono" fo:font-size="7pt" officeooo:rsid="00a737cf" officeooo:paragraph-rsid="00c5f17d" style:font-size-asian="7pt" style:font-size-complex="7pt"/>
    </style:style>
    <style:style style:name="P89" style:family="paragraph" style:parent-style-name="Table_20_Contents">
      <style:text-properties style:font-name="FreeMono" fo:font-size="7pt" officeooo:rsid="00a737cf" officeooo:paragraph-rsid="00cd7c1a" style:font-size-asian="7pt" style:font-size-complex="7pt"/>
    </style:style>
    <style:style style:name="P90" style:family="paragraph" style:parent-style-name="Table_20_Contents">
      <style:text-properties style:font-name="FreeMono" fo:font-size="7pt" officeooo:rsid="00a737cf" officeooo:paragraph-rsid="00d4e3d1" style:font-size-asian="7pt" style:font-size-complex="7pt"/>
    </style:style>
    <style:style style:name="P91" style:family="paragraph" style:parent-style-name="Table_20_Contents">
      <style:text-properties style:font-name="FreeMono" fo:font-size="7pt" officeooo:paragraph-rsid="00bedc5d" style:font-size-asian="7pt" style:font-size-complex="7pt"/>
    </style:style>
    <style:style style:name="P92" style:family="paragraph" style:parent-style-name="Table_20_Contents">
      <style:text-properties style:font-name="FreeMono" fo:font-size="7pt" officeooo:paragraph-rsid="00c5f17d" style:font-size-asian="7pt" style:font-size-complex="7pt"/>
    </style:style>
    <style:style style:name="P93" style:family="paragraph" style:parent-style-name="Table_20_Contents">
      <style:text-properties style:font-name="FreeMono" fo:font-size="7pt" officeooo:paragraph-rsid="00cd7c1a" style:font-size-asian="7pt" style:font-size-complex="7pt"/>
    </style:style>
    <style:style style:name="P94" style:family="paragraph" style:parent-style-name="Table_20_Contents">
      <style:text-properties style:font-name="FreeMono" fo:font-size="7pt" officeooo:paragraph-rsid="00d4e3d1" style:font-size-asian="7pt" style:font-size-complex="7pt"/>
    </style:style>
    <style:style style:name="P95" style:family="paragraph" style:parent-style-name="Table_20_Contents">
      <style:text-properties style:font-name="FreeMono" fo:font-size="7pt" officeooo:rsid="003ac15b" officeooo:paragraph-rsid="00ea1e5a" style:font-size-asian="7pt" style:font-size-complex="7pt"/>
    </style:style>
    <style:style style:name="P96" style:family="paragraph" style:parent-style-name="Table_20_Contents">
      <style:text-properties style:font-name="FreeMono" fo:font-size="7pt" officeooo:rsid="003ac15b" officeooo:paragraph-rsid="00eb3f68" style:font-size-asian="7pt" style:font-size-complex="7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b88508"/>
    </style:style>
    <style:style style:name="T3" style:family="text">
      <style:text-properties fo:font-weight="bold" officeooo:rsid="00b88508" style:font-weight-asian="bold" style:font-weight-complex="bold"/>
    </style:style>
    <style:style style:name="T4" style:family="text">
      <style:text-properties fo:color="#008000" fo:font-weight="bold" officeooo:rsid="00ebacc0" style:font-weight-asian="bold" style:font-weight-complex="bold"/>
    </style:style>
    <style:style style:name="T5" style:family="text">
      <style:text-properties fo:color="#008000" fo:font-weight="bold" officeooo:rsid="00f7f046" style:font-weight-asian="bold" style:font-weight-complex="bold"/>
    </style:style>
    <style:style style:name="T6" style:family="text">
      <style:text-properties fo:color="#008000" fo:font-weight="bold" officeooo:rsid="00b88508" style:font-weight-asian="bold" style:font-weight-complex="bold"/>
    </style:style>
    <style:style style:name="T7" style:family="text">
      <style:text-properties fo:color="#008000" fo:font-weight="bold" officeooo:rsid="00e74fd2" style:font-weight-asian="bold" style:font-weight-complex="bold"/>
    </style:style>
    <style:style style:name="T8" style:family="text">
      <style:text-properties fo:color="#008000" fo:font-size="10pt" fo:font-weight="bold" officeooo:rsid="00e840a4" style:font-size-asian="10pt" style:font-weight-asian="bold" style:font-size-complex="10pt" style:font-weight-complex="bold"/>
    </style:style>
    <style:style style:name="T9" style:family="text">
      <style:text-properties fo:color="#008000" fo:font-weight="normal" officeooo:rsid="00ea1e5a" style:font-weight-asian="normal" style:font-weight-complex="normal"/>
    </style:style>
    <style:style style:name="T10" style:family="text">
      <style:text-properties fo:color="#0000ff" fo:font-weight="bold" officeooo:rsid="00e74fd2" style:font-weight-asian="bold" style:font-weight-complex="bold"/>
    </style:style>
    <style:style style:name="T11" style:family="text">
      <style:text-properties fo:color="#0000ff" fo:font-weight="bold" officeooo:rsid="00b88508" style:font-weight-asian="bold" style:font-weight-complex="bold"/>
    </style:style>
    <style:style style:name="T12" style:family="text">
      <style:text-properties fo:color="#0000ff" fo:font-weight="normal" officeooo:rsid="00ea1e5a" style:font-weight-asian="normal" style:font-weight-complex="normal"/>
    </style:style>
    <style:style style:name="T13" style:family="text">
      <style:text-properties fo:color="#ff3333" fo:font-weight="bold" officeooo:rsid="00b88508" style:font-weight-asian="bold" style:font-weight-complex="bold"/>
    </style:style>
    <style:style style:name="T14" style:family="text">
      <style:text-properties fo:color="#ff3333" fo:font-weight="bold" officeooo:rsid="00e74fd2" style:font-weight-asian="bold" style:font-weight-complex="bold"/>
    </style:style>
    <style:style style:name="T15" style:family="text">
      <style:text-properties fo:color="#ff3333" fo:font-weight="bold" officeooo:rsid="00f7f046" style:font-weight-asian="bold" style:font-weight-complex="bold"/>
    </style:style>
    <style:style style:name="T16" style:family="text">
      <style:text-properties fo:color="#ff3333" fo:font-weight="normal" officeooo:rsid="00ea1e5a" style:font-weight-asian="normal" style:font-weight-complex="normal"/>
    </style:style>
    <style:style style:name="T17" style:family="text">
      <style:text-properties fo:color="#ff3333" fo:font-size="10pt" fo:font-weight="bold" officeooo:rsid="003ac15b" style:font-size-asian="10pt" style:font-weight-asian="bold" style:font-size-complex="10pt" style:font-weight-complex="bold"/>
    </style:style>
    <style:style style:name="T18" style:family="text">
      <style:text-properties fo:color="#ff3333" fo:font-size="10pt" fo:font-weight="bold" officeooo:rsid="00e840a4" style:font-size-asian="10pt" style:font-weight-asian="bold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934400" style:font-weight-asian="normal" style:font-weight-complex="normal"/>
    </style:style>
    <style:style style:name="T21" style:family="text">
      <style:text-properties fo:font-weight="normal" officeooo:rsid="003ac15b" style:font-weight-asian="normal" style:font-weight-complex="normal"/>
    </style:style>
    <style:style style:name="T22" style:family="text">
      <style:text-properties officeooo:rsid="0047935a"/>
    </style:style>
    <style:style style:name="T23" style:family="text">
      <style:text-properties style:font-size-asian="7pt"/>
    </style:style>
    <style:style style:name="T24" style:family="text">
      <style:text-properties officeooo:rsid="00c788d2"/>
    </style:style>
    <style:style style:name="T25" style:family="text">
      <style:text-properties officeooo:rsid="00e15cc8"/>
    </style:style>
    <style:style style:name="T26" style:family="text">
      <style:text-properties officeooo:rsid="00e58be2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f84f04" style:font-style-asian="normal" style:font-style-complex="normal"/>
    </style:style>
    <style:style style:name="T29" style:family="text">
      <style:text-properties officeooo:rsid="00f84f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partner in objects&quot;&gt;">For each partner</text:text-input></text:p>
      <text:p text:style-name="P6"/>
      <text:p text:style-name="P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7">Date <text:span text:style-name="T26">Printed</text:span>:</text:p>
          </table:table-cell>
          <table:table-cell table:style-name="Table4.A1" office:value-type="string">
            <text:p text:style-name="P48"><text:s/><text:text-input text:description="&lt;time.strftime('%d-%b-%Y')&gt;">Current Date</text:text-input></text:p>
          </table:table-cell>
        </table:table-row>
        <table:table-row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8"/>
          </table:table-cell>
        </table:table-row>
        <table:table-row>
          <table:table-cell table:style-name="Table4.A1" office:value-type="string">
            <text:p text:style-name="P11">Student ID:</text:p>
          </table:table-cell>
          <table:table-cell table:style-name="Table4.A1" office:value-type="string">
            <text:p text:style-name="P48"><text:s/><text:text-input text:description="&lt;partner.name&gt;">Student ID</text:text-input></text:p>
          </table:table-cell>
        </table:table-row>
        <table:table-row>
          <table:table-cell table:style-name="Table4.A1" office:value-type="string">
            <text:p text:style-name="P29">Name:</text:p>
          </table:table-cell>
          <table:table-cell table:style-name="Table4.A1" office:value-type="string">
            <text:p text:style-name="P50"><text:s/><text:span text:style-name="T23"><text:text-input text:description="&lt;get_current_name(partner)&gt;">Name</text:text-input></text:span></text:p>
          </table:table-cell>
        </table:table-row>
        <table:table-row>
          <table:table-cell table:style-name="Table4.A1" office:value-type="string">
            <text:p text:style-name="P51">Course Level:</text:p>
          </table:table-cell>
          <table:table-cell table:style-name="Table4.A1" office:value-type="string">
            <text:p text:style-name="P49"><text:s/><text:text-input text:description="&lt;partner.level_id.name&gt;">Course Level</text:text-input></text:p>
          </table:table-cell>
        </table:table-row>
        <table:table-row>
          <table:table-cell table:style-name="Table4.A1" office:value-type="string">
            <text:p text:style-name="P37"><text:s text:c="4"/>Term Admitted:</text:p>
          </table:table-cell>
          <table:table-cell table:style-name="Table4.A1" office:value-type="string">
            <text:p text:style-name="P49"><text:s/><text:text-input text:description="&lt;partner.term_admitted.name.name + ' ' + partner.term_admitted.year&gt;">Term Admitted</text:text-input></text:p>
          </table:table-cell>
        </table:table-row>
        <table:table-row>
          <table:table-cell table:style-name="Table4.A1" office:value-type="string">
            <text:p text:style-name="P37"/>
          </table:table-cell>
          <table:table-cell table:style-name="Table4.A1" office:value-type="string">
            <text:p text:style-name="P49"/>
          </table:table-cell>
        </table:table-row>
        <table:table-row>
          <table:table-cell table:style-name="Table4.A1" office:value-type="string">
            <text:p text:style-name="P37">Current Program:</text:p>
          </table:table-cell>
          <table:table-cell table:style-name="Table4.A1" office:value-type="string">
            <text:p text:style-name="P49"><text:s/><text:text-input text:description="&lt;get_current_programs(partner)&gt;">Current Program</text:text-input></text:p>
          </table:table-cell>
        </table:table-row>
        <table:table-row>
          <table:table-cell table:style-name="Table4.A1" office:value-type="string">
            <text:p text:style-name="P37">Program:</text:p>
          </table:table-cell>
          <table:table-cell table:style-name="Table4.A1" office:value-type="string">
            <text:p text:style-name="P33"><text:s/><text:text-input text:description="&lt;get_programs(partner)&gt;">Program</text:text-input></text:p>
          </table:table-cell>
        </table:table-row>
        <table:table-row>
          <table:table-cell table:style-name="Table4.A1" office:value-type="string">
            <text:p text:style-name="P37">College:</text:p>
          </table:table-cell>
          <table:table-cell table:style-name="Table4.A1" office:value-type="string">
            <text:p text:style-name="P33"><text:s/><text:text-input text:description="&lt;get_school(partner)&gt;">College</text:text-input></text:p>
          </table:table-cell>
        </table:table-row>
        <table:table-row>
          <table:table-cell table:style-name="Table4.A1" office:value-type="string">
            <text:p text:style-name="P37"><text:s text:c="6"/>Campus: </text:p>
          </table:table-cell>
          <table:table-cell table:style-name="Table4.A1" office:value-type="string">
            <text:p text:style-name="P33"><text:s/>Main Campus</text:p>
          </table:table-cell>
        </table:table-row>
        <table:table-row>
          <table:table-cell table:style-name="Table4.A1" office:value-type="string">
            <text:p text:style-name="P37">Major(s):</text:p>
          </table:table-cell>
          <table:table-cell table:style-name="Table4.A1" office:value-type="string">
            <text:p text:style-name="P33"><text:s/><text:text-input text:description="&lt;get_majors(partner.major_ids)&gt;">Major(s)</text:text-input></text:p>
          </table:table-cell>
        </table:table-row>
        <table:table-row>
          <table:table-cell table:style-name="Table4.A1" office:value-type="string">
            <text:p text:style-name="P38">Minor(s):</text:p>
          </table:table-cell>
          <table:table-cell table:style-name="Table4.A1" office:value-type="string">
            <text:p text:style-name="P34"><text:s/><text:text-input text:description="&lt;get_majors(partner.minor_ids)&gt;">Minor(s)</text:text-input></text:p>
          </table:table-cell>
        </table:table-row>
        <table:table-row>
          <table:table-cell table:style-name="Table4.A1" office:value-type="string">
            <text:p text:style-name="P37">Concentration:</text:p>
          </table:table-cell>
          <table:table-cell table:style-name="Table4.A1" office:value-type="string">
            <text:p text:style-name="P33"><text:s/><text:text-input text:description="&lt;get_concentrations(partner.concentration_ids)&gt;">Concentration(s)</text:text-input></text:p>
          </table:table-cell>
        </table:table-row>
        <table:table-row>
          <table:table-cell table:style-name="Table4.A1" office:value-type="string">
            <text:p text:style-name="P36"><text:s text:c="5"/>Catalog:</text:p>
          </table:table-cell>
          <table:table-cell table:style-name="Table4.A1" office:value-type="string">
            <text:p text:style-name="P32"><text:s/><text:text-input text:description="&lt;get_catalogue(partner)&gt;">Catalog</text:text-input></text:p>
          </table:table-cell>
        </table:table-row>
      </table:table>
      <text:p text:style-name="P12"/>
      <text:p text:style-name="P10"/>
      <text:p text:style-name="P13"><text:text-input text:description="&lt;for each=&quot;major in partner.major_ids&quot;&gt;">For each Major</text:text-input></text:p>
      <text:p text:style-name="P44"><text:span text:style-name="T22"><text:text-input text:description="&lt;major.name&gt;">Major</text:text-input></text:span><text:span text:style-name="T22"> Requirement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4"><text:text-input text:description="&lt;for each=&quot;major_course in courses_to_display(partner,major, False, partner.catalogue_id.id, partner.level_id.id)&quot;&gt;">For Major Courses</text:text-input></text:p>
            <text:p text:style-name="P59"><text:text-input text:description="&lt;choose&gt;">&lt;choose&gt;</text:text-input></text:p>
            <text:p text:style-name="P59"><text:text-input text:description="&lt;when test=&quot;check_bool(major_course)&quot;&gt;">when true</text:text-input></text:p>
            <text:p text:style-name="P53"><text:span text:style-name="T20"><text:text-input text:description="&lt;choose&gt;">&lt;choose&gt;</text:text-input></text:span><text:span text:style-name="T20"><text:text-input text:description="&lt;when test=&quot;major_course&quot;&gt;">When Fulfilled</text:text-input></text:span><text:span text:style-name="T8">Satisfied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</text:span><text:span text:style-name="T18">ot Satisfied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office:value-type="string">
                  <text:p text:style-name="P73"/>
                </table:table-cell>
                <table:table-cell table:style-name="Table2.A1" office:value-type="string">
                  <text:p text:style-name="P79">Course</text:p>
                </table:table-cell>
                <table:table-cell table:style-name="Table2.A1" office:value-type="string">
                  <text:p text:style-name="P73">Credits</text:p>
                </table:table-cell>
                <table:table-cell table:style-name="Table2.A1" office:value-type="string">
                  <text:p text:style-name="P73">Semester</text:p>
                </table:table-cell>
                <table:table-cell table:style-name="Table2.A1" office:value-type="string">
                  <text:p text:style-name="P73">Grade</text:p>
                </table:table-cell>
                <table:table-cell table:style-name="Table2.F1" office:value-type="string">
                  <text:p text:style-name="P74">Status</text:p>
                </table:table-cell>
              </table:table-row>
            </table:table>
            <text:p text:style-name="P59"><text:text-input text:description="&lt;/when&gt;">&lt;/when&gt;</text:text-input></text:p>
            <text:p text:style-name="P59"><text:text-input text:description="&lt;otherwise&gt;">&lt;otherwise&gt;</text:text-input></text:p>
            <text:p text:style-name="P66"><text:text-input text:description="&lt;for each=&quot;course in major_course&quot;&gt;">For course</text:text-input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84"><text:text-input text:description="&lt;course.name&gt;">Name</text:text-input></text:p>
                </table:table-cell>
                <table:table-cell table:style-name="Table3.A1" office:value-type="string">
                  <text:p text:style-name="P85"><text:text-input text:description="&lt;course.course&gt;">Course</text:text-input></text:p>
                </table:table-cell>
                <table:table-cell table:style-name="Table3.A1" office:value-type="string">
                  <text:p text:style-name="P86"><text:text-input text:description="&lt;course.credit&gt;">Credits</text:text-input></text:p>
                </table:table-cell>
                <table:table-cell table:style-name="Table3.A1" office:value-type="string">
                  <text:p text:style-name="P86"><text:text-input text:description="&lt;course.semester&gt;">Semester</text:text-input></text:p>
                </table:table-cell>
                <table:table-cell table:style-name="Table3.A1" office:value-type="string">
                  <text:p text:style-name="P86"><text:text-input text:description="&lt;course.grade&gt;">Grade</text:text-input></text:p>
                </table:table-cell>
                <table:table-cell table:style-name="Table3.F1" office:value-type="string">
                  <text:p text:style-name="P95"><text:span text:style-name="T20"><text:text-input text:description="&lt;choose&gt;">&lt;choose&gt;</text:text-input></text:span><text:span text:style-name="T20"><text:text-input text:description="&lt;when test=&quot;course.status==2&quot;&gt;">When Fulfilled</text:text-input></text:span><text:span text:style-name="T9">S</text:span><text:span text:style-name="T19"><text:text-input text:description="&lt;/when&gt;">&lt;/when&gt;</text:text-input></text:span><text:span text:style-name="T20"><text:text-input text:description="&lt;when test=&quot;course.status==1&quot;&gt;">When Fulfilled</text:text-input></text:span><text:span text:style-name="T12">IP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6">NS</text:span><text:span text:style-name="T19"><text:text-input text:description="&lt;/otherwise&gt;">&lt;/otherwise&gt;</text:text-input></text:span><text:span text:style-name="T19"><text:text-input text:description="&lt;/choose&gt;">&lt;/choose&gt;</text:text-input></text:span></text:p>
                </table:table-cell>
              </table:table-row>
            </table:table>
            <text:p text:style-name="P22"><text:text-input text:description="&lt;/for&gt;">&lt;/for&gt;</text:text-input></text:p>
            <text:p text:style-name="P60"><text:text-input text:description="&lt;/otherwise&gt;">&lt;/otherwise&gt;</text:text-input></text:p>
            <text:p text:style-name="P65"><text:text-input text:description="&lt;/choose&gt;">&lt;/choose&gt;</text:text-input></text:p>
            <text:p text:style-name="P71"><text:text-input text:description="&lt;/for&gt;">&lt;/for&gt;</text:text-input></text:p>
          </table:table-cell>
        </table:table-row>
      </table:table>
      <text:p text:style-name="P13"/>
      <text:p text:style-name="P13"><text:text-input text:description="&lt;/for&gt;">&lt;/for&gt;</text:text-input></text:p>
      <text:p text:style-name="P31"/>
      <text:p text:style-name="P14"><text:text-input text:description="&lt;for each=&quot;concentration in partner.concentration_ids&quot;&gt;">For each Concentration</text:text-input></text:p>
      <text:p text:style-name="P43"><text:span text:style-name="T22"><text:text-input text:description="&lt;concentration.name&gt;">Concentration</text:text-input></text:span><text:span text:style-name="T22"> Requirements </text:span><text:span text:style-name="T24">(Concentration)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5"><text:text-input text:description="&lt;for each=&quot;major_course in courses_to_display(partner,concentration,False,partner.catalogue_id.id, partner.level_id.id,False,True)&quot;&gt;">For Concentration Courses</text:text-input></text:p>
            <text:p text:style-name="P61"><text:text-input text:description="&lt;choose&gt;">&lt;choose&gt;</text:text-input></text:p>
            <text:p text:style-name="P61"><text:text-input text:description="&lt;when test=&quot;check_bool(major_course)&quot;&gt;">when true</text:text-input></text:p>
            <text:p text:style-name="P53"><text:span text:style-name="T20"><text:text-input text:description="&lt;choose&gt;">&lt;choose&gt;</text:text-input></text:span><text:span text:style-name="T20"><text:text-input text:description="&lt;when test=&quot;major_course&quot;&gt;">When Fulfilled</text:text-input></text:span><text:span text:style-name="T8">Satisfied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</text:span><text:span text:style-name="T18">ot Satisfied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row>
                <table:table-cell table:style-name="Table6.A1" office:value-type="string">
                  <text:p text:style-name="P91"/>
                </table:table-cell>
                <table:table-cell table:style-name="Table6.A1" office:value-type="string">
                  <text:p text:style-name="P80">Course</text:p>
                </table:table-cell>
                <table:table-cell table:style-name="Table6.A1" office:value-type="string">
                  <text:p text:style-name="P91">Credits</text:p>
                </table:table-cell>
                <table:table-cell table:style-name="Table6.A1" office:value-type="string">
                  <text:p text:style-name="P91">Semester</text:p>
                </table:table-cell>
                <table:table-cell table:style-name="Table6.A1" office:value-type="string">
                  <text:p text:style-name="P91">Grade</text:p>
                </table:table-cell>
                <table:table-cell table:style-name="Table6.F1" office:value-type="string">
                  <text:p text:style-name="P75">Status</text:p>
                </table:table-cell>
              </table:table-row>
            </table:table>
            <text:p text:style-name="P61"><text:text-input text:description="&lt;/when&gt;">&lt;/when&gt;</text:text-input></text:p>
            <text:p text:style-name="P61"><text:text-input text:description="&lt;otherwise&gt;">&lt;otherwise&gt;</text:text-input></text:p>
            <text:p text:style-name="P67"><text:text-input text:description="&lt;for each=&quot;course in major_course&quot;&gt;">For course</text:text-input>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office:value-type="string">
                  <text:p text:style-name="P87"><text:text-input text:description="&lt;course.name&gt;">Name</text:text-input></text:p>
                </table:table-cell>
                <table:table-cell table:style-name="Table7.A1" office:value-type="string">
                  <text:p text:style-name="P87"><text:text-input text:description="&lt;course.course&gt;">Course</text:text-input></text:p>
                </table:table-cell>
                <table:table-cell table:style-name="Table7.A1" office:value-type="string">
                  <text:p text:style-name="P87"><text:text-input text:description="&lt;course.credit&gt;">Credits</text:text-input></text:p>
                </table:table-cell>
                <table:table-cell table:style-name="Table7.A1" office:value-type="string">
                  <text:p text:style-name="P87"><text:text-input text:description="&lt;course.semester&gt;">Semester</text:text-input></text:p>
                </table:table-cell>
                <table:table-cell table:style-name="Table7.A1" office:value-type="string">
                  <text:p text:style-name="P87"><text:text-input text:description="&lt;course.grade&gt;">Grade</text:text-input></text:p>
                </table:table-cell>
                <table:table-cell table:style-name="Table7.F1" office:value-type="string">
                  <text:p text:style-name="P96"><text:span text:style-name="T20"><text:text-input text:description="&lt;choose&gt;">&lt;choose&gt;</text:text-input></text:span><text:span text:style-name="T20"><text:text-input text:description="&lt;when test=&quot;course.status==2&quot;&gt;">When Fulfilled</text:text-input></text:span><text:span text:style-name="T9">S</text:span><text:span text:style-name="T19"><text:text-input text:description="&lt;/when&gt;">&lt;/when&gt;</text:text-input></text:span><text:span text:style-name="T20"><text:text-input text:description="&lt;when test=&quot;course.status==1&quot;&gt;">When Fulfilled</text:text-input></text:span><text:span text:style-name="T12">IP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6">NS</text:span><text:span text:style-name="T19"><text:text-input text:description="&lt;/otherwise&gt;">&lt;/otherwise&gt;</text:text-input></text:span><text:span text:style-name="T19"><text:text-input text:description="&lt;/choose&gt;">&lt;/choose&gt;</text:text-input></text:span></text:p>
                </table:table-cell>
              </table:table-row>
            </table:table>
            <text:p text:style-name="P23"><text:text-input text:description="&lt;/for&gt;">&lt;/for&gt;</text:text-input></text:p>
            <text:p text:style-name="P61"><text:text-input text:description="&lt;/otherwise&gt;">&lt;/otherwise&gt;</text:text-input></text:p>
            <text:p text:style-name="P61"><text:text-input text:description="&lt;/choose&gt;">&lt;/choose&gt;</text:text-input></text:p>
            <text:p text:style-name="P18"><text:text-input text:description="&lt;/for&gt;">&lt;/for&gt;</text:text-input></text:p>
            <text:p text:style-name="P7"/>
            <text:p text:style-name="P7"/>
          </table:table-cell>
        </table:table-row>
      </table:table>
      <text:p text:style-name="P14"><text:text-input text:description="&lt;/for&gt;">&lt;/for&gt;</text:text-input></text:p>
      <text:p text:style-name="P30"/>
      <text:p text:style-name="P15"><text:text-input text:description="&lt;for each=&quot;minor in partner.minor_ids&quot;&gt;">For each Minor</text:text-input></text:p>
      <text:p text:style-name="P42"><text:soft-page-break/><text:span text:style-name="T22"><text:text-input text:description="&lt;minor.name&gt;">Minor</text:text-input></text:span><text:span text:style-name="T22"> Requirements </text:span><text:span text:style-name="T24">(Minor)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56"><text:text-input text:description="&lt;for each=&quot;major_course in courses_to_display(partner,minor,False,partner.catalogue_id.id, partner.level_id.id,True)&quot;&gt;">For Minor Courses</text:text-input></text:p>
            <text:p text:style-name="P62"><text:text-input text:description="&lt;choose&gt;">&lt;choose&gt;</text:text-input></text:p>
            <text:p text:style-name="P62"><text:text-input text:description="&lt;when test=&quot;check_bool(major_course)&quot;&gt;">when true</text:text-input></text:p>
            <text:p text:style-name="P53"><text:span text:style-name="T20"><text:text-input text:description="&lt;choose&gt;">&lt;choose&gt;</text:text-input></text:span><text:span text:style-name="T20"><text:text-input text:description="&lt;when test=&quot;major_course&quot;&gt;">When Fulfilled</text:text-input></text:span><text:span text:style-name="T8">Satisfied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</text:span><text:span text:style-name="T18">ot Satisfied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>
                <table:table-cell table:style-name="Table9.A1" office:value-type="string">
                  <text:p text:style-name="P92"/>
                </table:table-cell>
                <table:table-cell table:style-name="Table9.A1" office:value-type="string">
                  <text:p text:style-name="P81">Course</text:p>
                </table:table-cell>
                <table:table-cell table:style-name="Table9.A1" office:value-type="string">
                  <text:p text:style-name="P92">Credits</text:p>
                </table:table-cell>
                <table:table-cell table:style-name="Table9.A1" office:value-type="string">
                  <text:p text:style-name="P92">Semester</text:p>
                </table:table-cell>
                <table:table-cell table:style-name="Table9.A1" office:value-type="string">
                  <text:p text:style-name="P92">Grade</text:p>
                </table:table-cell>
                <table:table-cell table:style-name="Table9.F1" office:value-type="string">
                  <text:p text:style-name="P76">Status</text:p>
                </table:table-cell>
              </table:table-row>
            </table:table>
            <text:p text:style-name="P62"><text:text-input text:description="&lt;/when&gt;">&lt;/when&gt;</text:text-input></text:p>
            <text:p text:style-name="P62"><text:text-input text:description="&lt;otherwise&gt;">&lt;otherwise&gt;</text:text-input></text:p>
            <text:p text:style-name="P68"><text:text-input text:description="&lt;for each=&quot;course in major_course&quot;&gt;">For course</text:text-input></text:p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column table:style-name="Table10.F"/>
              <table:table-row>
                <table:table-cell table:style-name="Table10.A1" office:value-type="string">
                  <text:p text:style-name="P88"><text:text-input text:description="&lt;course.name&gt;">Name</text:text-input></text:p>
                </table:table-cell>
                <table:table-cell table:style-name="Table10.A1" office:value-type="string">
                  <text:p text:style-name="P88"><text:text-input text:description="&lt;course.course&gt;">Course</text:text-input></text:p>
                </table:table-cell>
                <table:table-cell table:style-name="Table10.A1" office:value-type="string">
                  <text:p text:style-name="P88"><text:text-input text:description="&lt;course.credit&gt;">Credits</text:text-input></text:p>
                </table:table-cell>
                <table:table-cell table:style-name="Table10.A1" office:value-type="string">
                  <text:p text:style-name="P88"><text:text-input text:description="&lt;course.semester&gt;">Semester</text:text-input></text:p>
                </table:table-cell>
                <table:table-cell table:style-name="Table10.A1" office:value-type="string">
                  <text:p text:style-name="P88"><text:text-input text:description="&lt;course.grade&gt;">Grade</text:text-input></text:p>
                </table:table-cell>
                <table:table-cell table:style-name="Table10.F1" office:value-type="string">
                  <text:p text:style-name="P96"><text:span text:style-name="T20"><text:text-input text:description="&lt;choose&gt;">&lt;choose&gt;</text:text-input></text:span><text:span text:style-name="T20"><text:text-input text:description="&lt;when test=&quot;course.status==2&quot;&gt;">When Fulfilled</text:text-input></text:span><text:span text:style-name="T9">S</text:span><text:span text:style-name="T19"><text:text-input text:description="&lt;/when&gt;">&lt;/when&gt;</text:text-input></text:span><text:span text:style-name="T20"><text:text-input text:description="&lt;when test=&quot;course.status==1&quot;&gt;">When Fulfilled</text:text-input></text:span><text:span text:style-name="T12">IP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6">NS</text:span><text:span text:style-name="T19"><text:text-input text:description="&lt;/otherwise&gt;">&lt;/otherwise&gt;</text:text-input></text:span><text:span text:style-name="T19"><text:text-input text:description="&lt;/choose&gt;">&lt;/choose&gt;</text:text-input></text:span></text:p>
                </table:table-cell>
              </table:table-row>
            </table:table>
            <text:p text:style-name="P24"><text:text-input text:description="&lt;/for&gt;">&lt;/for&gt;</text:text-input></text:p>
            <text:p text:style-name="P62"><text:text-input text:description="&lt;/otherwise&gt;">&lt;/otherwise&gt;</text:text-input></text:p>
            <text:p text:style-name="P62"><text:text-input text:description="&lt;/choose&gt;">&lt;/choose&gt;</text:text-input></text:p>
            <text:p text:style-name="P19"><text:text-input text:description="&lt;/for&gt;">&lt;/for&gt;</text:text-input></text:p>
            <text:p text:style-name="P8"/>
            <text:p text:style-name="P8"/>
          </table:table-cell>
        </table:table-row>
      </table:table>
      <text:p text:style-name="P15"><text:text-input text:description="&lt;/for&gt;">&lt;/for&gt;</text:text-input></text:p>
      <text:p text:style-name="P28"/>
      <text:p text:style-name="P3">General Education Requirements</text:p>
      <text:p text:style-name="P40"/>
      <text:p text:style-name="P16"><text:text-input text:description="&lt;for each=&quot;category in get_categories(partner,partner.catalogue_id.id, partner.level_id.id)&quot;&gt;">For each Category</text:text-input></text:p>
      <text:p text:style-name="P41"><text:text-input text:description="&lt;category.name&gt;">Category</text:text-inpu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57"><text:text-input text:description="&lt;for each=&quot;major_course in courses_to_display(partner,category , partner.concentration_ids or partner.major_ids,partner.catalogue_id.id, partner.level_id.id,False,False,True)&quot;&gt;">For Category Course</text:text-input></text:p>
            <text:p text:style-name="P63"><text:text-input text:description="&lt;choose&gt;">&lt;choose&gt;</text:text-input></text:p>
            <text:p text:style-name="P63"><text:text-input text:description="&lt;when test=&quot;check_bool(major_course)&quot;&gt;">when true</text:text-input></text:p>
            <text:p text:style-name="P52"><text:span text:style-name="T20"><text:text-input text:description="&lt;choose&gt;">&lt;choose&gt;</text:text-input></text:span><text:span text:style-name="T20"><text:text-input text:description="&lt;when test=&quot;major_course&quot;&gt;">When Fulfilled</text:text-input></text:span><text:span text:style-name="T8">Satisfied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</text:span><text:span text:style-name="T18">ot Satisfied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column table:style-name="Table12.F"/>
              <table:table-row>
                <table:table-cell table:style-name="Table12.A1" office:value-type="string">
                  <text:p text:style-name="P93"/>
                </table:table-cell>
                <table:table-cell table:style-name="Table12.A1" office:value-type="string">
                  <text:p text:style-name="P82">Course</text:p>
                </table:table-cell>
                <table:table-cell table:style-name="Table12.A1" office:value-type="string">
                  <text:p text:style-name="P93">Credits</text:p>
                </table:table-cell>
                <table:table-cell table:style-name="Table12.A1" office:value-type="string">
                  <text:p text:style-name="P93">Semester</text:p>
                </table:table-cell>
                <table:table-cell table:style-name="Table12.A1" office:value-type="string">
                  <text:p text:style-name="P93">Grade</text:p>
                </table:table-cell>
                <table:table-cell table:style-name="Table12.F1" office:value-type="string">
                  <text:p text:style-name="P77">Status</text:p>
                </table:table-cell>
              </table:table-row>
            </table:table>
            <text:p text:style-name="P63"><text:text-input text:description="&lt;/when&gt;">&lt;/when&gt;</text:text-input></text:p>
            <text:p text:style-name="P63"><text:text-input text:description="&lt;otherwise&gt;">&lt;otherwise&gt;</text:text-input></text:p>
            <text:p text:style-name="P69"><text:text-input text:description="&lt;for each=&quot;course in major_course&quot;&gt;">For course</text:text-input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column table:style-name="Table13.F"/>
              <table:table-row>
                <table:table-cell table:style-name="Table13.A1" office:value-type="string">
                  <text:p text:style-name="P89"><text:text-input text:description="&lt;course.name&gt;">Name</text:text-input></text:p>
                </table:table-cell>
                <table:table-cell table:style-name="Table13.A1" office:value-type="string">
                  <text:p text:style-name="P89"><text:text-input text:description="&lt;course.course&gt;">Course</text:text-input></text:p>
                </table:table-cell>
                <table:table-cell table:style-name="Table13.A1" office:value-type="string">
                  <text:p text:style-name="P89"><text:text-input text:description="&lt;course.credit&gt;">Credits</text:text-input></text:p>
                </table:table-cell>
                <table:table-cell table:style-name="Table13.A1" office:value-type="string">
                  <text:p text:style-name="P89"><text:text-input text:description="&lt;course.semester&gt;">Semester</text:text-input></text:p>
                </table:table-cell>
                <table:table-cell table:style-name="Table13.A1" office:value-type="string">
                  <text:p text:style-name="P89"><text:text-input text:description="&lt;course.grade&gt;">Grade</text:text-input></text:p>
                </table:table-cell>
                <table:table-cell table:style-name="Table13.F1" office:value-type="string">
                  <text:p text:style-name="P96"><text:span text:style-name="T20"><text:text-input text:description="&lt;choose&gt;">&lt;choose&gt;</text:text-input></text:span><text:span text:style-name="T20"><text:text-input text:description="&lt;when test=&quot;course.status==2&quot;&gt;">When Fulfilled</text:text-input></text:span><text:span text:style-name="T9">S</text:span><text:span text:style-name="T19"><text:text-input text:description="&lt;/when&gt;">&lt;/when&gt;</text:text-input></text:span><text:span text:style-name="T20"><text:text-input text:description="&lt;when test=&quot;course.status==1&quot;&gt;">When Fulfilled</text:text-input></text:span><text:span text:style-name="T12">IP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6">NS</text:span><text:span text:style-name="T19"><text:text-input text:description="&lt;/otherwise&gt;">&lt;/otherwise&gt;</text:text-input></text:span><text:span text:style-name="T19"><text:text-input text:description="&lt;/choose&gt;">&lt;/choose&gt;</text:text-input></text:span></text:p>
                </table:table-cell>
              </table:table-row>
            </table:table>
            <text:p text:style-name="P25"><text:text-input text:description="&lt;/for&gt;">&lt;/for&gt;</text:text-input></text:p>
            <text:p text:style-name="P63"><text:text-input text:description="&lt;/otherwise&gt;">&lt;/otherwise&gt;</text:text-input></text:p>
            <text:p text:style-name="P63"><text:text-input text:description="&lt;/choose&gt;">&lt;/choose&gt;</text:text-input></text:p>
            <text:p text:style-name="P20"><text:text-input text:description="&lt;/for&gt;">&lt;/for&gt;</text:text-input></text:p>
            <text:p text:style-name="P9"/>
          </table:table-cell>
        </table:table-row>
      </table:table>
      <text:p text:style-name="P16"/>
      <text:p text:style-name="P16"><text:text-input text:description="&lt;/for&gt;">&lt;/for&gt;</text:text-input></text:p>
      <text:p text:style-name="P16"/>
      <text:p text:style-name="P16"/>
      <text:p text:style-name="P5"><text:span text:style-name="T25">Elective Courses And </text:span>Other Courses <text:span text:style-name="T25">Not Used Above</text:span></text:p>
      <text:p text:style-name="P4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8"><text:text-input text:description="&lt;for each=&quot;major_course in other_enrollments(partner)&quot;&gt;">For Category Course</text:text-input></text:p>
            <text:p text:style-name="P64"><text:text-input text:description="&lt;choose&gt;">&lt;choose&gt;</text:text-input></text:p>
            <text:p text:style-name="P64"><text:text-input text:description="&lt;when test=&quot;check_bool(major_course)&quot;&gt;">when true</text:text-input></text:p>
            <text:p text:style-name="P53"><text:span text:style-name="T20"><text:text-input text:description="&lt;choose&gt;">&lt;choose&gt;</text:text-input></text:span><text:span text:style-name="T20"><text:text-input text:description="&lt;when test=&quot;major_course&quot;&gt;">When Fulfilled</text:text-input></text:span><text:span text:style-name="T8">Satisfied</text:span><text:span text:style-name="T21"><text:text-input text:description="&lt;/when&gt;">&lt;/when&gt;</text:text-input></text:span><text:span text:style-name="T21"><text:text-input text:description="&lt;otherwise&gt;">&lt;otherwise&gt;</text:text-input></text:span><text:span text:style-name="T17">N</text:span><text:span text:style-name="T18">ot Satisfied</text:span><text:span text:style-name="T21"><text:text-input text:description="&lt;/otherwise&gt;">&lt;/otherwise&gt;</text:text-input></text:span><text:span text:style-name="T21"><text:text-input text:description="&lt;/choose&gt;">&lt;/choose&gt;</text:text-input></text:span></text:p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column table:style-name="Table15.D"/>
              <table:table-column table:style-name="Table15.E"/>
              <table:table-column table:style-name="Table15.F"/>
              <table:table-row>
                <table:table-cell table:style-name="Table15.A1" office:value-type="string">
                  <text:p text:style-name="P94"/>
                </table:table-cell>
                <table:table-cell table:style-name="Table15.A1" office:value-type="string">
                  <text:p text:style-name="P83">Course</text:p>
                </table:table-cell>
                <table:table-cell table:style-name="Table15.A1" office:value-type="string">
                  <text:p text:style-name="P94">Credits</text:p>
                </table:table-cell>
                <table:table-cell table:style-name="Table15.A1" office:value-type="string">
                  <text:p text:style-name="P94">Semester</text:p>
                </table:table-cell>
                <table:table-cell table:style-name="Table15.A1" office:value-type="string">
                  <text:p text:style-name="P94">Grade</text:p>
                </table:table-cell>
                <table:table-cell table:style-name="Table15.F1" office:value-type="string">
                  <text:p text:style-name="P78">Status</text:p>
                </table:table-cell>
              </table:table-row>
            </table:table>
            <text:p text:style-name="P64"><text:text-input text:description="&lt;/when&gt;">&lt;/when&gt;</text:text-input></text:p>
            <text:p text:style-name="P64"><text:text-input text:description="&lt;otherwise&gt;">&lt;otherwise&gt;</text:text-input></text:p>
            <text:p text:style-name="P70"><text:text-input text:description="&lt;for each=&quot;course in major_course&quot;&gt;">For course</text:text-input></text:p>
            <table:table table:name="Table16" table:style-name="Table16">
              <table:table-column table:style-name="Table16.A"/>
              <table:table-column table:style-name="Table16.B"/>
              <table:table-column table:style-name="Table16.C"/>
              <table:table-column table:style-name="Table16.D"/>
              <table:table-column table:style-name="Table16.E"/>
              <table:table-column table:style-name="Table16.F"/>
              <table:table-row>
                <table:table-cell table:style-name="Table16.A1" office:value-type="string">
                  <text:p text:style-name="P90"><text:text-input text:description="&lt;course.name&gt;">Name</text:text-input></text:p>
                </table:table-cell>
                <table:table-cell table:style-name="Table16.A1" office:value-type="string">
                  <text:p text:style-name="P90"><text:text-input text:description="&lt;course.course&gt;">Course</text:text-input></text:p>
                </table:table-cell>
                <table:table-cell table:style-name="Table16.A1" office:value-type="string">
                  <text:p text:style-name="P90"><text:text-input text:description="&lt;course.credit&gt;">Credits</text:text-input></text:p>
                </table:table-cell>
                <table:table-cell table:style-name="Table16.A1" office:value-type="string">
                  <text:p text:style-name="P90"><text:text-input text:description="&lt;course.semester&gt;">Semester</text:text-input></text:p>
                </table:table-cell>
                <table:table-cell table:style-name="Table16.A1" office:value-type="string">
                  <text:p text:style-name="P90"><text:text-input text:description="&lt;course.grade&gt;">Grade</text:text-input></text:p>
                </table:table-cell>
                <table:table-cell table:style-name="Table16.F1" office:value-type="string">
                  <text:p text:style-name="P96"><text:span text:style-name="T20"><text:text-input text:description="&lt;choose&gt;">&lt;choose&gt;</text:text-input></text:span><text:span text:style-name="T20"><text:text-input text:description="&lt;when test=&quot;course.status==2&quot;&gt;">When Fulfilled</text:text-input></text:span><text:span text:style-name="T9">S</text:span><text:span text:style-name="T19"><text:text-input text:description="&lt;/when&gt;">&lt;/when&gt;</text:text-input></text:span><text:span text:style-name="T20"><text:text-input text:description="&lt;when test=&quot;course.status==1&quot;&gt;">When Fulfilled</text:text-input></text:span><text:span text:style-name="T12">IP</text:span><text:span text:style-name="T19"><text:text-input text:description="&lt;/when&gt;">&lt;/when&gt;</text:text-input></text:span><text:span text:style-name="T19"><text:text-input text:description="&lt;otherwise&gt;">&lt;otherwise&gt;</text:text-input></text:span><text:span text:style-name="T16">NS</text:span><text:span text:style-name="T19"><text:text-input text:description="&lt;/otherwise&gt;">&lt;/otherwise&gt;</text:text-input></text:span><text:soft-page-break/><text:span text:style-name="T19"><text:text-input text:description="&lt;/choose&gt;">&lt;/choose&gt;</text:text-input></text:span></text:p>
                </table:table-cell>
              </table:table-row>
            </table:table>
            <text:p text:style-name="P26"><text:text-input text:description="&lt;/for&gt;">&lt;/for&gt;</text:text-input></text:p>
            <text:p text:style-name="P64"><text:text-input text:description="&lt;/otherwise&gt;">&lt;/otherwise&gt;</text:text-input></text:p>
            <text:p text:style-name="P64"><text:text-input text:description="&lt;/choose&gt;">&lt;/choose&gt;</text:text-input></text:p>
            <text:p text:style-name="P21"><text:text-input text:description="&lt;/for&gt;">&lt;/for&gt;</text:text-input></text:p>
          </table:table-cell>
        </table:table-row>
      </table:table>
      <text:p text:style-name="P17"/>
      <text:p text:style-name="P17"/>
      <text:p text:style-name="P45">*******************************<text:span text:style-name="T28">AUDIT</text:span><text:span text:style-name="T27"> TOTALS***************************</text:span></text:p>
      <text:p text:style-name="P45"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 table:style-name="Table17.1">
          <table:table-cell table:style-name="Table17.A1" office:value-type="string">
            <text:p text:style-name="P72"/>
          </table:table-cell>
          <table:table-cell table:style-name="Table17.A1" office:value-type="string">
            <text:p text:style-name="P72">Earned Hrs</text:p>
          </table:table-cell>
          <table:table-cell table:style-name="Table17.A1" office:value-type="string">
            <text:p text:style-name="P72">GPA Hrs</text:p>
          </table:table-cell>
          <table:table-cell table:style-name="Table17.A1" office:value-type="string">
            <text:p text:style-name="P72">Points</text:p>
          </table:table-cell>
          <table:table-cell table:style-name="Table17.A1" office:value-type="string">
            <text:p text:style-name="P72">GPA</text:p>
          </table:table-cell>
        </table:table-row>
        <table:table-row table:style-name="Table17.1">
          <table:table-cell table:style-name="Table17.A1" office:value-type="string">
            <text:p text:style-name="P72">TOTAL INSTITUTION</text:p>
          </table:table-cell>
          <table:table-cell table:style-name="Table17.A1" office:value-type="string">
            <text:p text:style-name="P72"><text:text-input text:description="&lt;get_institution_earned_hrs(partner.id, partner.level_id.id)&gt;">Earned Hrs</text:text-input></text:p>
          </table:table-cell>
          <table:table-cell table:style-name="Table17.A1" office:value-type="string">
            <text:p text:style-name="P35"><text:text-input text:description="&lt;get_institution_gpa_hrs(partner.id, partner.level_id.id)&gt;">GPA Hrs</text:text-input></text:p>
          </table:table-cell>
          <table:table-cell table:style-name="Table17.A1" office:value-type="string">
            <text:p text:style-name="P72"><text:text-input text:description="&lt;get_institution_points(partner.id, partner.level_id.id)&gt;">Points</text:text-input></text:p>
          </table:table-cell>
          <table:table-cell table:style-name="Table17.A1" office:value-type="string">
            <text:p text:style-name="P35"><text:text-input text:description="&lt;get_total_gpa(get_institution_points(partner.id, partner.level_id.id), get_institution_gpa_hrs(partner.id, partner.level_id.id))&gt;">GPA</text:text-input></text:p>
          </table:table-cell>
        </table:table-row>
        <table:table-row table:style-name="Table17.1">
          <table:table-cell table:style-name="Table17.A1" office:value-type="string">
            <text:p text:style-name="P72">TOTAL TRANSFER</text:p>
          </table:table-cell>
          <table:table-cell table:style-name="Table17.A1" office:value-type="string">
            <text:p text:style-name="P72"><text:text-input text:description="&lt;get_transfer_earned_hrs(partner.id, partner.level_id.id)&gt;">Earned Hrs</text:text-input></text:p>
          </table:table-cell>
          <table:table-cell table:style-name="Table17.A1" office:value-type="string">
            <text:p text:style-name="P35"><text:text-input text:description="&lt;get_transfer_gpa_hrs(partner.id, partner.level_id.id)&gt;">GPA Hrs</text:text-input></text:p>
          </table:table-cell>
          <table:table-cell table:style-name="Table17.A1" office:value-type="string">
            <text:p text:style-name="P72"><text:text-input text:description="&lt;get_transfer_points(partner.id,partner.level_id.id)&gt;">Points</text:text-input></text:p>
          </table:table-cell>
          <table:table-cell table:style-name="Table17.A1" office:value-type="string">
            <text:p text:style-name="P35"><text:text-input text:description="&lt;get_total_gpa(get_transfer_points(partner.id, partner.level_id.id), get_transfer_gpa_hrs(partner.id, partner.level_id.id))&gt;">GPA</text:text-input></text:p>
          </table:table-cell>
        </table:table-row>
        <table:table-row table:style-name="Table17.1">
          <table:table-cell table:style-name="Table17.A1" office:value-type="string">
            <text:p text:style-name="P72">OVERALL</text:p>
          </table:table-cell>
          <table:table-cell table:style-name="Table17.A1" office:value-type="string">
            <text:p text:style-name="P72"><text:text-input text:description="&lt;get_total_earned_hrs(partner.id, partner.level_id.id)&gt;">Earned Hrs</text:text-input></text:p>
          </table:table-cell>
          <table:table-cell table:style-name="Table17.A1" office:value-type="string">
            <text:p text:style-name="P35"><text:text-input text:description="&lt;get_total_gpa_hrs(partner.id, partner.level_id.id)&gt;">GPA Hrs</text:text-input></text:p>
          </table:table-cell>
          <table:table-cell table:style-name="Table17.A1" office:value-type="string">
            <text:p text:style-name="P72"><text:text-input text:description="&lt;get_total_points(partner.id, partner.level_id.id)&gt;">Points</text:text-input></text:p>
          </table:table-cell>
          <table:table-cell table:style-name="Table17.A1" office:value-type="string">
            <text:p text:style-name="P35"><text:text-input text:description="&lt;get_total_gpa(get_total_points(partner.id, partner.level_id.id), get_total_gpa_hrs(partner.id, partner.level_id.id))&gt;">GPA</text:text-input></text:p>
          </table:table-cell>
        </table:table-row>
      </table:table>
      <text:p text:style-name="P45"><text:tab/></text:p>
      <text:p text:style-name="P39">*******************************END OF <text:span text:style-name="T29">AUDI</text:span>T***************************</text:p>
      <text:p text:style-name="P27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FreeMono" fo:font-size="9pt" fo:font-style="normal" fo:font-weight="normal" officeooo:rsid="00e3fd5a" officeooo:paragraph-rsid="00e3fd5a" style:font-size-asian="9pt" style:font-style-asian="normal" style:font-weight-asian="normal" style:font-size-complex="9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style:font-name="FreeMono" fo:font-size="9pt" fo:font-style="normal" fo:font-weight="normal" officeooo:rsid="00e3fd5a" officeooo:paragraph-rsid="00ed95af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Footer">
      <style:paragraph-properties fo:text-align="end" style:justify-single-word="false"/>
      <style:text-properties fo:font-size="8pt" officeooo:paragraph-rsid="00e74fd2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b88508"/>
    </style:style>
    <style:style style:name="MT3" style:family="text">
      <style:text-properties fo:font-weight="bold" officeooo:rsid="00b88508" style:font-weight-asian="bold" style:font-weight-complex="bold"/>
    </style:style>
    <style:style style:name="MT4" style:family="text">
      <style:text-properties fo:color="#008000" fo:font-weight="bold" officeooo:rsid="00ebacc0" style:font-weight-asian="bold" style:font-weight-complex="bold"/>
    </style:style>
    <style:style style:name="MT5" style:family="text">
      <style:text-properties fo:color="#008000" fo:font-weight="bold" officeooo:rsid="00f7f046" style:font-weight-asian="bold" style:font-weight-complex="bold"/>
    </style:style>
    <style:style style:name="MT6" style:family="text">
      <style:text-properties fo:color="#008000" fo:font-weight="bold" officeooo:rsid="00b88508" style:font-weight-asian="bold" style:font-weight-complex="bold"/>
    </style:style>
    <style:style style:name="MT7" style:family="text">
      <style:text-properties fo:color="#008000" fo:font-weight="bold" officeooo:rsid="00e74fd2" style:font-weight-asian="bold" style:font-weight-complex="bold"/>
    </style:style>
    <style:style style:name="MT8" style:family="text">
      <style:text-properties fo:color="#0000ff" fo:font-weight="bold" officeooo:rsid="00e74fd2" style:font-weight-asian="bold" style:font-weight-complex="bold"/>
    </style:style>
    <style:style style:name="MT9" style:family="text">
      <style:text-properties fo:color="#0000ff" fo:font-weight="bold" officeooo:rsid="00b88508" style:font-weight-asian="bold" style:font-weight-complex="bold"/>
    </style:style>
    <style:style style:name="MT10" style:family="text">
      <style:text-properties fo:color="#ff3333" fo:font-weight="bold" officeooo:rsid="00b88508" style:font-weight-asian="bold" style:font-weight-complex="bold"/>
    </style:style>
    <style:style style:name="MT11" style:family="text">
      <style:text-properties fo:color="#ff3333" fo:font-weight="bold" officeooo:rsid="00e74fd2" style:font-weight-asian="bold" style:font-weight-complex="bold"/>
    </style:style>
    <style:style style:name="MT12" style:family="text">
      <style:text-properties fo:color="#ff3333" fo:font-weight="bold" officeooo:rsid="00f7f046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MERICAN UNIVERSITY OF NIGERIA</text:p>
        <text:p text:style-name="MP2"><text:s text:c="2"/>DEGREE AUDIT REPORT <text:s text:c="51"/><text:span text:style-name="MT1">Page: </text:span><text:span text:style-name="MT1"><text:page-number text:select-page="current">2</text:page-number></text:span><text:span text:style-name="MT1"> </text:span></text:p>
      </style:header>
      <style:footer>
        <text:p text:style-name="MP3"><text:span text:style-name="MT2"><text:s text:c="7"/></text:span><text:span text:style-name="MT3"><text:s/></text:span><text:span text:style-name="MT4">S </text:span><text:span text:style-name="MT5">-</text:span><text:span text:style-name="MT6"> </text:span><text:span text:style-name="MT4">Satisfied</text:span><text:span text:style-name="MT7"> </text:span><text:span text:style-name="MT8"><text:s text:c="3"/>IP - In Progress <text:s text:c="3"/></text:span><text:span text:style-name="MT9"><text:s/></text:span><text:span text:style-name="MT10">N</text:span><text:span text:style-name="MT11">S</text:span><text:span text:style-name="MT10"> </text:span><text:span text:style-name="MT12">-</text:span><text:span text:style-name="MT10"> Not </text:span><text:span text:style-name="MT11">Satisfied</text:span><text:span text:style-name="MT9"> <text:s text:c="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n </meta:initial-creator>
    <meta:creation-date>2013-06-21T16:25:30</meta:creation-date>
    <meta:generator>LibreOffice/4.0.4.2$Linux_x86 LibreOffice_project/400m0$Build-2</meta:generator>
    <dc:date>2013-08-15T16:50:12</dc:date>
    <dc:creator>Tosin </dc:creator>
    <meta:editing-duration>P2DT21H52S</meta:editing-duration>
    <meta:editing-cycles>234</meta:editing-cycles>
    <meta:document-statistic meta:table-count="17" meta:image-count="0" meta:object-count="0" meta:page-count="3" meta:paragraph-count="178" meta:word-count="281" meta:character-count="2700" meta:non-whitespace-character-count="2481"/>
  </office:meta>
</office:document-meta>
</file>